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75183" officeooo:paragraph-rsid="00175183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75183" officeooo:paragraph-rsid="00175183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7d2a1" officeooo:paragraph-rsid="0017d2a1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9211d" officeooo:paragraph-rsid="0019211d" style:font-size-asian="11.3500003814697pt" style:font-weight-asian="normal" style:font-size-complex="13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17d2a1"/>
    </style:style>
    <style:style style:name="T3" style:family="text">
      <style:text-properties officeooo:rsid="001921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Section</text:p>
      <text:p text:style-name="P1"/>
      <text:p text:style-name="P2"/>
      <text:p text:style-name="P2"/>
      <text:p text:style-name="P2"/>
      <text:p text:style-name="P2">In summary the <text:span text:style-name="T1">data </text:span>would be collected and cleaned in to DataFrame <text:span text:style-name="T2">and then processed to be classified, the final step would be extracting the result DataFrame to be plotted into map.</text:span></text:p>
      <text:p text:style-name="P2"/>
      <text:p text:style-name="P3">1 – Collecting Data for the target city</text:p>
      <text:p text:style-name="P3">2 – Cleaning Data to be usable</text:p>
      <text:p text:style-name="P3">3 – Extract the venues with their categories for the target neighborhood</text:p>
      <text:p text:style-name="P3">4 – <text:span text:style-name="T3">restructuring the category section : extracting all the similar category into one category (for example : there is “Gym”, “Club Gym”, “Open Gym” … that would be all designed to “Gym” so the grouping later would be more efficient and would help with step “7” )</text:span></text:p>
      <text:p text:style-name="P4"><text:s text:c="7"/></text:p>
      <text:p text:style-name="P4">5 – Grouping Data according to Category</text:p>
      <text:p text:style-name="P4">6 – Collecting what the client want as business ( input )</text:p>
      <text:p text:style-name="P4">7 – eliminating the input category from the data</text:p>
      <text:p text:style-name="P4">8 – Plotting the places where the input category don’t belong 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4:28:13.993614691</meta:creation-date>
    <dc:date>2020-11-14T15:17:25.727945224</dc:date>
    <meta:editing-duration>PT7M11S</meta:editing-duration>
    <meta:editing-cycles>1</meta:editing-cycles>
    <meta:document-statistic meta:table-count="0" meta:image-count="0" meta:object-count="0" meta:page-count="1" meta:paragraph-count="11" meta:word-count="141" meta:character-count="814" meta:non-whitespace-character-count="668"/>
    <meta:generator>LibreOffice/6.4.6.2$Linux_X86_64 LibreOffice_project/40$Build-2</meta:generator>
  </office:meta>
</office:document-meta>
</file>